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you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rap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cherr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kiw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solus</text:p>
          </table:table-cell>
          <table:table-cell office:value-type="string" calcext:value-type="string">
            <text:p>toma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nnings Zhang</meta:initial-creator>
    <meta:creation-date>2021-09-17T12:17:44.975357566</meta:creation-date>
    <dc:date>2021-09-17T12:19:43.391954831</dc:date>
    <dc:creator>Jennings Zhang</dc:creator>
    <meta:editing-duration>PT2M1S</meta:editing-duration>
    <meta:editing-cycles>1</meta:editing-cycles>
    <meta:document-statistic meta:table-count="1" meta:cell-count="20" meta:object-count="0"/>
    <meta:generator>LibreOffice/7.2.0.4$Linux_X86_64 LibreOffice_project/20$Build-4</meta:generator>
  </office:meta>
</office:document-meta>
</file>